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ccff" draw:textarea-vertical-align="top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99" draw:textarea-vertical-align="top"/>
    </style:style>
    <style:style style:name="gr5" style:family="graphic" style:parent-style-name="standard">
      <style:graphic-properties draw:textarea-vertical-align="top"/>
    </style:style>
    <style:style style:name="gr6" style:family="graphic" style:parent-style-name="standard">
      <style:graphic-properties svg:stroke-linecap="roun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ccff" draw:textarea-vertical-align="middle" draw:shadow="visible"/>
    </style:style>
    <style:style style:name="gr13" style:family="graphic" style:parent-style-name="standard">
      <style:graphic-properties draw:fill-color="#ffccff" draw:textarea-vertical-align="middle"/>
    </style:style>
    <style:style style:name="gr14" style:family="graphic" style:parent-style-name="standard">
      <style:graphic-properties draw:textarea-vertical-align="middle" draw:shadow="visible"/>
    </style:style>
    <style:style style:name="gr15" style:family="graphic" style:parent-style-name="standard">
      <style:graphic-properties draw:marker-start="Dimension_20_Lines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fff99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dash" draw:stroke-dash="Fine_20_Dashed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-color="#ccff00" draw:textarea-horizontal-align="justify" draw:textarea-vertical-align="top" draw:auto-grow-height="false" fo:min-height="0cm" fo:min-width="0cm"/>
    </style:style>
    <style:style style:name="gr24" style:family="graphic" style:parent-style-name="standard">
      <style:graphic-properties draw:fill-color="#ccff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27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28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-color="#ffffcc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paragraph-properties fo:text-align="start"/>
      <style:text-properties style:font-size-asian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start"/>
      <style:text-properties style:text-line-through-style="solid"/>
    </style:style>
    <style:style style:name="P11" style:family="paragraph">
      <style:paragraph-properties fo:text-align="start"/>
      <style:text-properties fo:color="#000000" style:text-line-through-style="solid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margin-top="0.205cm" fo:margin-bottom="0.205cm" fo:text-align="start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style:style style:name="T7" style:family="text">
      <style:text-properties style:text-underline-style="solid" style:text-underline-width="auto" style:text-underline-color="font-color" style:font-size-asian="18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text-line-through-style="soli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1cm" svg:height="2.5cm" svg:x="6.45cm" svg:y="13.6cm">
          <text:p text:style-name="P1">模板的文本結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rect draw:style-name="gr2" draw:text-style-name="P2" draw:layer="layout" svg:width="10.1cm" svg:height="17.2cm" svg:x="9.9cm" svg:y="1.7cm">
          <text:p text:style-name="P2">function(){</text:p>
        </draw:rect>
        <draw:custom-shape draw:style-name="gr3" draw:text-style-name="P1" draw:layer="layout" svg:width="8.8cm" svg:height="1.6cm" svg:x="0.002cm" svg:y="0cm">
          <text:p text:style-name="P1">模板引擎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3" xml:id="id3" draw:id="id3" draw:layer="layout" svg:width="8.4cm" svg:height="1.9cm" svg:x="0.5cm" svg:y="4.8cm">
          <text:p text:style-name="P2"><text:span text:style-name="T1">&lt;%</text:span></text:p>
          <text:p text:style-name="P2"><text:span text:style-name="T1"><text:tab/></text:span><text:span text:style-name="T1">for(let i=0; I &lt; this.data.length; i++){</text:span></text:p>
          <text:p text:style-name="P2"><text:span text:style-name="T1">%&gt;</text:span></text:p>
          <text:p text:style-name="P2"><text:span text:style-name="T2"/></text:p>
        </draw:rect>
        <draw:rect draw:style-name="gr4" draw:text-style-name="P3" xml:id="id9" draw:id="id9" draw:layer="layout" svg:width="8.4cm" svg:height="1.9cm" svg:x="0.5cm" svg:y="14.9cm">
          <text:p text:style-name="P2"><text:span text:style-name="T1">&lt;%</text:span></text:p>
          <text:p text:style-name="P2"><text:span text:style-name="T1"><text:tab/></text:span><text:span text:style-name="T1">}</text:span></text:p>
          <text:p text:style-name="P2"><text:span text:style-name="T1">%&gt;</text:span></text:p>
          <text:p text:style-name="P2"><text:span text:style-name="T2"/></text:p>
        </draw:rect>
        <draw:rect draw:style-name="gr5" draw:text-style-name="P3" xml:id="id5" draw:id="id5" draw:layer="layout" svg:width="5.38cm" svg:height="6.4cm" svg:x="2.104cm" svg:y="7.7cm">
          <text:p text:style-name="P2"><text:span text:style-name="T1">&lt;div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i}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&lt;%= ${i} %&gt;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echo(i)}</text:span></text:p>
          <text:p text:style-name="P2"><text:span text:style-name="T1"><text:tab/></text:span><text:span text:style-name="T1">&lt;/p&gt;</text:span></text:p>
          <text:p text:style-name="P2"><text:span text:style-name="T1">&lt;/div&gt;</text:span></text:p>
        </draw:rect>
        <draw:rect draw:style-name="gr6" draw:text-style-name="P4" xml:id="id1" draw:id="id1" draw:layer="layout" svg:width="3.115cm" svg:height="0.8cm" svg:x="0.5cm" svg:y="3.5cm">
          <text:p text:style-name="P1"><text:span text:style-name="T2">&lt;div&gt;</text:span></text:p>
        </draw:rect>
        <draw:rect draw:style-name="gr7" draw:text-style-name="P4" xml:id="id11" draw:id="id11" draw:layer="layout" svg:width="3.3cm" svg:height="0.8cm" svg:x="1cm" svg:y="17.4cm">
          <text:p text:style-name="P1"><text:span text:style-name="T2">&lt;/div&gt;</text:span></text:p>
        </draw:rect>
        <draw:rect draw:style-name="gr7" draw:text-style-name="P3" xml:id="id2" draw:id="id2" draw:layer="layout" svg:width="3.955cm" svg:height="1cm" svg:x="11.8cm" svg:y="4.8cm">
          <text:p text:style-name="P2"><text:span text:style-name="T2">echo('&lt;div&gt;');</text:span></text:p>
        </draw:rect>
        <draw:rect draw:style-name="gr4" draw:text-style-name="P3" xml:id="id4" draw:id="id4" draw:layer="layout" svg:width="6.902cm" svg:height="0.9cm" svg:x="11.8cm" svg:y="6.3cm">
          <text:p text:style-name="P2"><text:span text:style-name="T1">for(let i=0; I &lt; this.data.length; i++){</text:span></text:p>
          <text:p text:style-name="P2"><text:span text:style-name="T1"/></text:p>
          <text:p text:style-name="P2"><text:span text:style-name="T2"/></text:p>
        </draw:rect>
        <draw:rect draw:style-name="gr4" draw:text-style-name="P3" xml:id="id10" draw:id="id10" draw:layer="layout" svg:width="6.902cm" svg:height="0.9cm" svg:x="11.8cm" svg:y="15.5cm">
          <text:p text:style-name="P2"><text:span text:style-name="T1">}</text:span></text:p>
          <text:p text:style-name="P2"><text:span text:style-name="T1"/></text:p>
          <text:p text:style-name="P2"><text:span text:style-name="T2"/></text:p>
        </draw:rect>
        <draw:rect draw:style-name="gr5" draw:text-style-name="P3" xml:id="id6" draw:id="id6" draw:layer="layout" svg:width="5.584cm" svg:height="2.7cm" svg:x="13.118cm" svg:y="7.7cm">
          <text:p text:style-name="P2"><text:span text:style-name="T1">echo(`&lt;div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i}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`);</text:span></text:p>
        </draw:rect>
        <draw:rect draw:style-name="gr5" draw:text-style-name="P3" xml:id="id7" draw:id="id7" draw:layer="layout" svg:width="5.584cm" svg:height="1.1cm" svg:x="13.118cm" svg:y="10.7cm">
          <text:p text:style-name="P2"><text:span text:style-name="T1">echo(`${i}`);</text:span></text:p>
        </draw:rect>
        <draw:rect draw:style-name="gr5" draw:text-style-name="P3" xml:id="id8" draw:id="id8" draw:layer="layout" svg:width="5.584cm" svg:height="2.7cm" svg:x="13.118cm" svg:y="12.3cm">
          <text:p text:style-name="P2"><text:span text:style-name="T2">echo(`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echo(i)}</text:span></text:p>
          <text:p text:style-name="P2"><text:span text:style-name="T1"><text:tab/></text:span><text:span text:style-name="T1">&lt;/p&gt;</text:span></text:p>
          <text:p text:style-name="P2"><text:span text:style-name="T1">&lt;/div&gt;`</text:span><text:span text:style-name="T2">);</text:span></text:p>
        </draw:rect>
        <draw:custom-shape draw:style-name="gr8" draw:text-style-name="P1" draw:layer="layout" svg:width="7.522cm" svg:height="1.3cm" svg:x="11.878cm" svg:y="2.8cm">
          <text:p text:style-name="P1">初始化</text:p>
          <text:p text:style-name="P1"><text:span text:style-name="T1">$$$contentList = []</text:span></text:p>
          <draw:enhanced-geometry svg:viewBox="0 0 21600 21600" draw:glue-points="10800 0 0 10800 10800 21600 21600 10800" draw:text-areas="?f3 ?f3 ?f4 ?f4" draw:type="hexagon" draw:modifiers="1845.8303267704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9" draw:text-style-name="P1" draw:layer="layout" draw:type="lines" svg:x1="3.615cm" svg:y1="3.9cm" svg:x2="11.8cm" svg:y2="5.3cm" draw:start-shape="id1" draw:start-glue-point="1" draw:end-shape="id2" draw:end-glue-point="3" svg:d="M3615 3900h501l7183 1400h501">
          <text:p/>
        </draw:connector>
        <draw:rect draw:style-name="gr7" draw:text-style-name="P3" xml:id="id12" draw:id="id12" draw:layer="layout" svg:width="3.955cm" svg:height="1cm" svg:x="11.8cm" svg:y="16.9cm">
          <text:p text:style-name="P2"><text:span text:style-name="T2">echo('&lt;/div&gt;');</text:span></text:p>
        </draw:rect>
        <draw:connector draw:style-name="gr9" draw:text-style-name="P1" draw:layer="layout" draw:type="lines" svg:x1="8.9cm" svg:y1="5.75cm" svg:x2="11.8cm" svg:y2="6.75cm" draw:start-shape="id3" draw:start-glue-point="1" draw:end-shape="id4" draw:end-glue-point="3" svg:d="M8900 5750h501l1898 1000h501">
          <text:p/>
        </draw:connector>
        <draw:connector draw:style-name="gr9" draw:text-style-name="P1" draw:layer="layout" draw:type="lines" svg:x1="7.484cm" svg:y1="10.9cm" svg:x2="13.118cm" svg:y2="9.05cm" draw:start-shape="id5" draw:start-glue-point="1" draw:end-shape="id6" draw:end-glue-point="3" svg:d="M7484 10900h501l4632-1850h501">
          <text:p/>
        </draw:connector>
        <draw:connector draw:style-name="gr9" draw:text-style-name="P1" draw:layer="layout" draw:type="lines" svg:x1="7.484cm" svg:y1="10.9cm" svg:x2="13.118cm" svg:y2="11.25cm" draw:start-shape="id5" draw:start-glue-point="1" draw:end-shape="id7" draw:end-glue-point="3" svg:d="M7484 10900h501l4632 350h501">
          <text:p/>
        </draw:connector>
        <draw:connector draw:style-name="gr9" draw:text-style-name="P1" draw:layer="layout" draw:type="lines" svg:x1="7.484cm" svg:y1="10.9cm" svg:x2="13.118cm" svg:y2="13.65cm" draw:start-shape="id5" draw:start-glue-point="1" draw:end-shape="id8" svg:d="M7484 10900h501l4632 2750h501">
          <text:p/>
        </draw:connector>
        <draw:connector draw:style-name="gr9" draw:text-style-name="P1" draw:layer="layout" draw:type="lines" svg:x1="8.9cm" svg:y1="15.85cm" svg:x2="11.8cm" svg:y2="15.95cm" draw:start-shape="id9" draw:start-glue-point="1" draw:end-shape="id10" draw:end-glue-point="3" svg:d="M8900 15850h501l1898 100h501">
          <text:p/>
        </draw:connector>
        <draw:connector draw:style-name="gr9" draw:text-style-name="P1" draw:layer="layout" draw:type="lines" svg:x1="4.3cm" svg:y1="17.8cm" svg:x2="11.8cm" svg:y2="17.4cm" draw:start-shape="id11" draw:start-glue-point="1" draw:end-shape="id12" svg:d="M4300 17800h501l6498-400h501">
          <text:p/>
        </draw:connector>
        <draw:rect draw:style-name="gr7" draw:text-style-name="P3" draw:layer="layout" svg:width="9.1cm" svg:height="3.3cm" svg:x="1cm" svg:y="24.5cm">
          <text:p text:style-name="P2"><text:span text:style-name="T2">function </text:span><text:span text:style-name="T4">echo</text:span><text:span text:style-name="T2">(content){</text:span></text:p>
          <text:p text:style-name="P2"><text:span text:style-name="T2"/></text:p>
          <text:p text:style-name="P2"><text:span text:style-name="T2"><text:tab/></text:span><text:span text:style-name="T1">$$$contentList.push(content);</text:span></text:p>
          <text:p text:style-name="P2"><text:span text:style-name="T2"><text:tab/></text:span></text:p>
          <text:p text:style-name="P2"><text:span text:style-name="T2">}</text:span></text:p>
        </draw:rect>
      </draw:page>
      <draw:page draw:name="page3" draw:style-name="dp1" draw:master-page-name="預設">
        <draw:custom-shape draw:style-name="gr1" draw:text-style-name="P1" draw:layer="layout" svg:width="8.1cm" svg:height="2.5cm" svg:x="6.451cm" svg:y="13.601cm">
          <text:p text:style-name="P1">程式程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預設">
        <draw:custom-shape draw:style-name="gr1" draw:text-style-name="P5" draw:layer="layout" svg:width="7.1cm" svg:height="1.2cm" svg:x="0cm" svg:y="0cm">
          <text:p text:style-name="P1"><text:span text:style-name="T5">舊操作流程</text:span><text:span text:style-name="T5">(</text:span><text:span text:style-name="T5">繁瑣</text:span><text:span text:style-name="T5">)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5" xml:id="id16" draw:id="id16" draw:layer="layout" svg:width="8.6cm" svg:height="1.8cm" svg:x="1.3cm" svg:y="3.2cm">
          <text:p text:style-name="P1"><text:span text:style-name="T5">根據文本產生一個工廠</text:span></text:p>
        </draw:rect>
        <draw:custom-shape draw:style-name="gr10" draw:text-style-name="P1" xml:id="id13" draw:id="id13" draw:layer="layout" svg:width="1.9cm" svg:height="1.9cm" svg:x="4.6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4" draw:id="id14" draw:layer="layout" svg:width="10.9cm" svg:height="1.7cm" svg:x="8.6cm" svg:y="5.9cm">
          <text:p text:style-name="P2"><text:span text:style-name="T5">設置 </text:span><text:span text:style-name="T5">path</text:span><text:span text:style-name="T5">，</text:span><text:span text:style-name="T5">includePath </text:span><text:span text:style-name="T5">資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5" draw:id="id15" draw:layer="layout" svg:width="10.9cm" svg:height="1.7cm" svg:x="8.601cm" svg:y="8.8cm">
          <text:p text:style-name="P2"><text:span text:style-name="T5">設置要採用哪個模組</text:span></text:p>
          <text:p text:style-name="P2"><text:span text:style-name="T5">（有時必須避開全域設定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55cm" svg:y1="8.45cm" svg:x2="8.6cm" svg:y2="6.75cm" draw:start-shape="id13" draw:start-glue-point="10" draw:end-shape="id14" draw:end-glue-point="3" svg:d="M6550 8450h501l1048-1700h501">
          <text:p/>
        </draw:connector>
        <draw:connector draw:style-name="gr9" draw:text-style-name="P1" draw:layer="layout" draw:type="lines" svg:x1="6.55cm" svg:y1="8.45cm" svg:x2="8.601cm" svg:y2="9.65cm" draw:start-shape="id13" draw:start-glue-point="10" draw:end-shape="id15" draw:end-glue-point="3" svg:d="M6550 8450h501l1049 1200h501">
          <text:p/>
        </draw:connector>
        <draw:connector draw:style-name="gr9" draw:text-style-name="P1" draw:layer="layout" draw:type="lines" svg:x1="5.6cm" svg:y1="5cm" svg:x2="5.6cm" svg:y2="7.5cm" draw:start-shape="id16" draw:start-glue-point="2" draw:end-shape="id13" draw:end-glue-point="4" svg:d="M5600 5000v501 1498 501">
          <text:p/>
        </draw:connector>
        <draw:rect draw:style-name="gr12" draw:text-style-name="P7" xml:id="id17" draw:id="id17" draw:layer="layout" svg:width="8.6cm" svg:height="2.4cm" svg:x="1.3cm" svg:y="11.7cm">
          <text:p text:style-name="P1"><text:span text:style-name="T6">從工廠取得</text:span></text:p>
          <text:p text:style-name="P1"><text:span text:style-name="T6">render function</text:span></text:p>
        </draw:rect>
        <draw:connector draw:style-name="gr9" draw:text-style-name="P1" draw:layer="layout" draw:type="lines" svg:x1="5.6cm" svg:y1="9.4cm" svg:x2="5.6cm" svg:y2="11.7cm" draw:start-shape="id13" draw:start-glue-point="8" draw:end-shape="id17" draw:end-glue-point="0" svg:d="M5600 9400v501 1298 501">
          <text:p/>
        </draw:connector>
        <draw:rect draw:style-name="gr13" draw:text-style-name="P7" xml:id="id18" draw:id="id18" draw:layer="layout" svg:width="8.6cm" svg:height="1.8cm" svg:x="1.35cm" svg:y="14.9cm">
          <text:p text:style-name="P1"><text:span text:style-name="T6">render function</text:span></text:p>
        </draw:rect>
        <draw:custom-shape draw:style-name="gr1" draw:text-style-name="P7" xml:id="id23" draw:id="id23" draw:layer="layout" svg:width="4.9cm" svg:height="1.9cm" svg:x="3.2cm" svg:y="26.723cm">
          <text:p text:style-name="P1"><text:span text:style-name="T6">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xml:id="id24" draw:id="id24" draw:layer="layout" svg:width="8.6cm" svg:height="1.8cm" svg:x="11.4cm" svg:y="26.773cm">
          <text:p text:style-name="P1"><text:span text:style-name="T5">最後文本</text:span></text:p>
        </draw:rect>
        <draw:connector draw:style-name="gr9" draw:text-style-name="P1" draw:layer="layout" draw:type="lines" svg:x1="5.65cm" svg:y1="16.7cm" svg:x2="5.65cm" svg:y2="17.85cm" draw:start-shape="id18" draw:start-glue-point="2" draw:end-shape="id19" draw:end-glue-point="4" svg:d="M5650 16700v501 148 501">
          <text:p/>
        </draw:connector>
        <draw:custom-shape draw:style-name="gr10" draw:text-style-name="P1" xml:id="id19" draw:id="id19" draw:layer="layout" svg:width="1.55cm" svg:height="1.55cm" svg:x="4.87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0" draw:id="id20" draw:layer="layout" svg:width="10.9cm" svg:height="1.7cm" svg:x="9.2cm" svg:y="17.1cm">
          <text:p text:style-name="P2"><text:span text:style-name="T5">設定 </text:span><text:span text:style-name="T5">render.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425cm" svg:y1="18.625cm" svg:x2="9.2cm" svg:y2="17.95cm" draw:start-shape="id19" draw:start-glue-point="10" draw:end-shape="id20" draw:end-glue-point="3" svg:d="M6425 18625h501l1773-675h501">
          <text:p/>
        </draw:connector>
        <draw:custom-shape draw:style-name="gr1" draw:text-style-name="P7" xml:id="id21" draw:id="id21" draw:layer="layout" svg:width="4.6cm" svg:height="1.6cm" svg:x="3.35cm" svg:y="20.7cm">
          <text:p text:style-name="P1"><text:span text:style-name="T6">讀取文本</text:span></text:p>
          <text:p text:style-name="P1"><text:span text:style-name="T6">async, 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22" draw:id="id22" draw:layer="layout" svg:width="4.6cm" svg:height="1.6cm" svg:x="3.35cm" svg:y="23.5cm">
          <text:p text:style-name="P1"><text:span text:style-name="T5">文本解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65cm" svg:y1="19.4cm" svg:x2="5.65cm" svg:y2="20.7cm" draw:start-shape="id19" draw:start-glue-point="8" draw:end-shape="id21" draw:end-glue-point="0" svg:d="M5650 19400v501 298 501">
          <text:p/>
        </draw:connector>
        <draw:connector draw:style-name="gr9" draw:text-style-name="P1" draw:layer="layout" draw:type="lines" svg:x1="5.65cm" svg:y1="22.3cm" svg:x2="5.65cm" svg:y2="23.5cm" draw:start-shape="id21" draw:start-glue-point="2" draw:end-shape="id22" draw:end-glue-point="0" svg:d="M5650 22300v501 198 501">
          <text:p/>
        </draw:connector>
        <draw:connector draw:style-name="gr9" draw:text-style-name="P1" draw:layer="layout" draw:type="lines" svg:x1="5.65cm" svg:y1="25.1cm" svg:x2="5.65cm" svg:y2="26.723cm" draw:start-shape="id22" draw:start-glue-point="2" draw:end-shape="id23" draw:end-glue-point="0" svg:d="M5650 25100v501 621 501">
          <text:p/>
        </draw:connector>
        <draw:connector draw:style-name="gr9" draw:text-style-name="P1" draw:layer="layout" draw:type="lines" svg:x1="8.1cm" svg:y1="27.673cm" svg:x2="11.4cm" svg:y2="27.673cm" draw:start-shape="id23" draw:start-glue-point="1" draw:end-shape="id24" draw:end-glue-point="3" svg:d="M8100 27673h502 2297 501">
          <text:p/>
        </draw:connector>
        <draw:custom-shape draw:style-name="gr11" draw:text-style-name="P6" xml:id="id25" draw:id="id25" draw:layer="layout" svg:width="10.9cm" svg:height="2.3cm" svg:x="9.201cm" svg:y="19.5cm">
          <text:p text:style-name="P2"><text:span text:style-name="T5">設定 </text:span><text:span text:style-name="T5">variable(</text:span><text:span text:style-name="T5">設置模板內的</text:span></text:p>
          <text:p text:style-name="P2"><text:span text:style-name="T5">全域變數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425cm" svg:y1="18.625cm" svg:x2="9.201cm" svg:y2="20.65cm" draw:start-shape="id19" draw:start-glue-point="10" draw:end-shape="id25" draw:end-glue-point="3" svg:d="M6425 18625h501l1774 2025h501">
          <text:p/>
        </draw:connector>
      </draw:page>
      <draw:page draw:name="page5" draw:style-name="dp1" draw:master-page-name="預設">
        <draw:custom-shape draw:style-name="gr1" draw:text-style-name="P5" draw:layer="layout" svg:width="5.3cm" svg:height="1.2cm" svg:x="0.001cm" svg:y="0.001cm">
          <text:p text:style-name="P1"><text:span text:style-name="T5">程式流程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5" xml:id="id28" draw:id="id28" draw:layer="layout" svg:width="8.6cm" svg:height="1.5cm" svg:x="1.301cm" svg:y="1.8cm">
          <text:p text:style-name="P1"><text:span text:style-name="T5">根據</text:span><text:span text:style-name="T7">文本</text:span><text:span text:style-name="T5">產生一個函式</text:span></text:p>
        </draw:rect>
        <draw:custom-shape draw:style-name="gr15" draw:text-style-name="P1" xml:id="id26" draw:id="id26" draw:layer="layout" svg:width="1.25cm" svg:height="1.25cm" svg:x="4.976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6.226cm" svg:y1="5.508cm" svg:x2="10cm" svg:y2="5.508cm" draw:start-shape="id26" draw:start-glue-point="10" draw:end-shape="id27" draw:end-glue-point="3" svg:d="M6226 5508h501 2772 501">
          <text:p/>
        </draw:connector>
        <draw:connector draw:style-name="gr9" draw:text-style-name="P1" draw:layer="layout" draw:type="lines" svg:x1="5.601cm" svg:y1="3.3cm" svg:x2="5.601cm" svg:y2="4.883cm" draw:start-shape="id28" draw:start-glue-point="2" draw:end-shape="id26" draw:end-glue-point="4" svg:d="M5601 3300v501 581 501">
          <text:p/>
        </draw:connector>
        <draw:rect draw:style-name="gr12" draw:text-style-name="P5" xml:id="id29" draw:id="id29" draw:layer="layout" svg:width="8.6cm" svg:height="1.5cm" svg:x="1.301cm" svg:y="7.3cm">
          <text:p text:style-name="P1"><text:span text:style-name="T5">取得 </text:span><text:span text:style-name="T5">render function</text:span></text:p>
        </draw:rect>
        <draw:connector draw:style-name="gr9" draw:text-style-name="P1" draw:layer="layout" draw:type="lines" svg:x1="5.601cm" svg:y1="6.133cm" svg:x2="5.601cm" svg:y2="7.3cm" draw:start-shape="id26" draw:start-glue-point="8" draw:end-shape="id29" draw:end-glue-point="0" svg:d="M5601 6133v501 165 501">
          <text:p/>
        </draw:connector>
        <draw:custom-shape draw:style-name="gr1" draw:text-style-name="P5" xml:id="id27" draw:id="id27" draw:layer="layout" svg:width="8.5cm" svg:height="1.75cm" svg:x="10cm" svg:y="4.633cm">
          <text:p text:style-name="P1"><text:span text:style-name="T5">函式背後有個解析工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2" draw:id="id32" draw:layer="layout" svg:width="8.5cm" svg:height="1.05cm" svg:x="11.4cm" svg:y="9.535cm">
          <text:p text:style-name="P2"><text:span text:style-name="T2">set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0" draw:id="id30" draw:layer="layout" svg:width="5.19cm" svg:height="2.335cm" svg:x="3.006cm" svg:y="10.865cm">
          <text:p text:style-name="P1"><text:span text:style-name="T2">在還未繪圖前</text:span></text:p>
          <text:p text:style-name="P1"><text:span text:style-name="T2">可進一步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3" draw:id="id33" draw:layer="layout" svg:width="8.5cm" svg:height="1.05cm" svg:x="11.401cm" svg:y="11.15cm">
          <text:p text:style-name="P2"><text:span text:style-name="T2">setInclude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1" draw:id="id31" draw:layer="layout" svg:width="8.5cm" svg:height="1.05cm" svg:x="11.402cm" svg:y="8cm">
          <text:p text:style-name="P2"><text:span text:style-name="T2">setAsync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4" draw:id="id34" draw:layer="layout" svg:width="8.5cm" svg:height="1.05cm" svg:x="11.402cm" svg:y="12.5cm">
          <text:p text:style-name="P2"><text:span text:style-name="T2">setBin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5" draw:id="id35" draw:layer="layout" svg:width="8.5cm" svg:height="1.05cm" svg:x="11.403cm" svg:y="13.9cm">
          <text:p text:style-name="P2"><text:span text:style-name="T2">setModuleGrou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601cm" svg:y1="8.8cm" svg:x2="5.601cm" svg:y2="10.865cm" draw:start-shape="id29" draw:start-glue-point="2" draw:end-shape="id30" draw:end-glue-point="0" svg:d="M5601 8800v701 862 502">
          <text:p/>
        </draw:connector>
        <draw:connector draw:style-name="gr9" draw:text-style-name="P1" draw:layer="layout" draw:type="lines" svg:x1="8.196cm" svg:y1="12.032cm" svg:x2="11.402cm" svg:y2="8.525cm" draw:start-shape="id30" draw:start-glue-point="1" draw:end-shape="id31" draw:end-glue-point="3" svg:d="M8196 12032h502l2203-3507h501">
          <text:p/>
        </draw:connector>
        <draw:connector draw:style-name="gr9" draw:text-style-name="P1" draw:layer="layout" draw:type="lines" svg:x1="8.196cm" svg:y1="12.032cm" svg:x2="11.4cm" svg:y2="10.06cm" draw:start-shape="id30" draw:start-glue-point="1" draw:end-shape="id32" draw:end-glue-point="3" svg:d="M8196 12032h502l2201-1972h501">
          <text:p/>
        </draw:connector>
        <draw:connector draw:style-name="gr9" draw:text-style-name="P1" draw:layer="layout" draw:type="lines" svg:x1="8.196cm" svg:y1="12.032cm" svg:x2="11.401cm" svg:y2="11.675cm" draw:start-shape="id30" draw:start-glue-point="1" draw:end-shape="id33" draw:end-glue-point="3" svg:d="M8196 12032h502l2202-357h501">
          <text:p/>
        </draw:connector>
        <draw:connector draw:style-name="gr9" draw:text-style-name="P1" draw:layer="layout" draw:type="lines" svg:x1="8.196cm" svg:y1="12.032cm" svg:x2="11.402cm" svg:y2="13.025cm" draw:start-shape="id30" draw:start-glue-point="1" draw:end-shape="id34" draw:end-glue-point="3" svg:d="M8196 12032h502l2203 993h501">
          <text:p/>
        </draw:connector>
        <draw:connector draw:style-name="gr9" draw:text-style-name="P1" draw:layer="layout" draw:type="lines" svg:x1="8.196cm" svg:y1="12.032cm" svg:x2="11.403cm" svg:y2="14.425cm" draw:start-shape="id30" draw:start-glue-point="1" draw:end-shape="id35" draw:end-glue-point="3" svg:d="M8196 12032h502l2204 2393h501">
          <text:p/>
        </draw:connector>
        <draw:custom-shape draw:style-name="gr16" draw:text-style-name="P4" xml:id="id36" draw:id="id36" draw:layer="layout" svg:width="6.6cm" svg:height="1.3cm" svg:x="2.429cm" svg:y="16.6cm">
          <text:p text:style-name="P1"><text:span text:style-name="T2">解析文本成文本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38" draw:id="id38" draw:layer="layout" svg:width="4.4cm" svg:height="3.3cm" svg:x="14.9cm" svg:y="17.6cm">
          <text:p text:style-name="P2"><text:span text:style-name="T5">外部文本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.301cm" svg:y1="8.05cm" svg:x2="2.429cm" svg:y2="17.25cm" draw:start-shape="id29" draw:start-glue-point="3" draw:end-shape="id36" draw:end-glue-point="3" svg:d="M1301 8050c-751 0-1315 9200 1128 9200">
          <text:p/>
        </draw:connector>
        <draw:custom-shape draw:style-name="gr1" draw:text-style-name="P4" xml:id="id37" draw:id="id37" draw:layer="layout" svg:width="6.6cm" svg:height="2.3cm" svg:x="2.43cm" svg:y="19.2cm">
          <text:p text:style-name="P1"><text:span text:style-name="T2">解析成模板指令</text:span></text:p>
          <text:p text:style-name="P1"><text:span text:style-name="T2">(</text:span><text:span text:style-name="T8">只需解析一次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729cm" svg:y1="17.9cm" svg:x2="5.73cm" svg:y2="19.2cm" draw:start-shape="id36" draw:start-glue-point="2" draw:end-shape="id37" draw:end-glue-point="0" svg:d="M5729 17900v502l1 297v501">
          <text:p/>
        </draw:connector>
        <draw:custom-shape draw:style-name="gr1" draw:text-style-name="P4" xml:id="id40" draw:id="id40" draw:layer="layout" svg:width="6.6cm" svg:height="1.3cm" svg:x="2.431cm" svg:y="22.6cm">
          <text:p text:style-name="P1"><text:span text:style-name="T2">執行</text:span><text:span text:style-name="T4">模板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39" draw:id="id39" draw:layer="layout" svg:width="4.4cm" svg:height="3.3cm" svg:x="14.9cm" svg:y="23.5cm">
          <text:p text:style-name="P2"><text:span text:style-name="T5">外部文本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14.9cm" svg:y1="19.25cm" svg:x2="9.029cm" svg:y2="17.25cm" draw:start-shape="id38" draw:start-glue-point="3" draw:end-shape="id36" draw:end-glue-point="1" svg:d="M14900 19250c-4402 0-1467-2000-5871-2000">
          <text:p text:style-name="P1"><text:span text:style-name="T9"/></text:p>
          <text:p text:style-name="P1"><text:span text:style-name="T9">靜態</text:span><text:span text:style-name="T9">include</text:span></text:p>
        </draw:connector>
        <draw:connector draw:style-name="gr18" draw:text-style-name="P8" draw:layer="layout" draw:type="curve" svg:x1="14.9cm" svg:y1="25.15cm" svg:x2="9.031cm" svg:y2="23.25cm" draw:start-shape="id39" draw:start-glue-point="3" draw:end-shape="id40" draw:end-glue-point="1" svg:d="M14900 25150c-4401 0-1467-1900-5869-1900">
          <text:p text:style-name="P1"><text:span text:style-name="T9"/></text:p>
          <text:p text:style-name="P1"><text:span text:style-name="T9">動態</text:span><text:span text:style-name="T9">include</text:span></text:p>
        </draw:connector>
        <draw:connector draw:style-name="gr9" draw:text-style-name="P1" draw:layer="layout" draw:type="lines" svg:x1="5.73cm" svg:y1="21.5cm" svg:x2="5.731cm" svg:y2="22.6cm" draw:start-shape="id37" draw:start-glue-point="2" draw:end-shape="id40" draw:end-glue-point="0" svg:d="M5730 21500v502l1 97v501">
          <text:p/>
        </draw:connector>
        <draw:custom-shape draw:style-name="gr1" draw:text-style-name="P4" xml:id="id41" draw:id="id41" draw:layer="layout" svg:width="6.6cm" svg:height="1.3cm" svg:x="2.432cm" svg:y="25.1cm">
          <text:p text:style-name="P1"><text:span text:style-name="T2">輸出成最後文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731cm" svg:y1="23.9cm" svg:x2="5.732cm" svg:y2="25.1cm" draw:start-shape="id40" draw:start-glue-point="2" draw:end-shape="id41" draw:end-glue-point="0" svg:d="M5731 23900v502l1 197v501">
          <text:p/>
        </draw:connector>
      </draw:page>
      <draw:page draw:name="page6" draw:style-name="dp1" draw:master-page-name="預設">
        <draw:custom-shape draw:style-name="gr1" draw:text-style-name="P5" draw:layer="layout" svg:width="5.3cm" svg:height="1.2cm" svg:x="0.002cm" svg:y="0.002cm">
          <text:p text:style-name="P1"><text:span text:style-name="T5">詳細程式流程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3" xml:id="id42" draw:id="id42" draw:layer="layout" svg:width="7cm" svg:height="1.135cm" svg:x="1.2cm" svg:y="2.4cm">
          <text:p text:style-name="P2"><text:span text:style-name="T2">文本，</text:span><text:span text:style-name="T2">options </text:span><text:span text:style-name="T2">形成函式</text:span></text:p>
        </draw:rect>
        <draw:rect draw:style-name="gr7" draw:text-style-name="P3" xml:id="id43" draw:id="id43" draw:layer="layout" svg:width="7cm" svg:height="2cm" svg:x="11.3cm" svg:y="1.2cm">
          <text:p text:style-name="P2"><text:span text:style-name="T2">確定</text:span><text:span text:style-name="T4">系統</text:span></text:p>
          <text:p text:style-name="P2"><text:span text:style-name="T2">確定要用那種 </text:span><text:span text:style-name="T2">IO</text:span></text:p>
        </draw:rect>
        <draw:connector draw:style-name="gr9" draw:text-style-name="P1" draw:layer="layout" draw:type="curve" svg:x1="8.2cm" svg:y1="2.967cm" svg:x2="11.3cm" svg:y2="2.2cm" draw:start-shape="id42" draw:start-glue-point="1" draw:end-shape="id43" svg:d="M8200 2967c2325 0 775-767 3100-767">
          <text:p/>
        </draw:connector>
        <draw:rect draw:style-name="gr7" draw:text-style-name="P3" xml:id="id44" draw:id="id44" draw:layer="layout" svg:width="7cm" svg:height="1.135cm" svg:x="1.2cm" svg:y="4.722cm">
          <text:p text:style-name="P2"><text:span text:style-name="T2">分析文本，取出命令</text:span></text:p>
        </draw:rect>
        <draw:rect draw:style-name="gr7" draw:text-style-name="P3" xml:id="id45" draw:id="id45" draw:layer="layout" svg:width="7cm" svg:height="1.135cm" svg:x="1.2cm" svg:y="7.143cm">
          <text:p text:style-name="P2"><text:span text:style-name="T2">形成初步的 </text:span><text:span text:style-name="T2">nodeList</text:span></text:p>
        </draw:rect>
        <draw:connector draw:style-name="gr9" draw:text-style-name="P1" draw:layer="layout" draw:type="curve" svg:x1="1.2cm" svg:y1="2.967cm" svg:x2="1.2cm" svg:y2="5.289cm" draw:start-shape="id42" draw:start-glue-point="3" draw:end-shape="id44" svg:d="M1200 2967c-751 0-751 2322 0 2322">
          <text:p/>
        </draw:connector>
        <draw:connector draw:style-name="gr9" draw:text-style-name="P1" draw:layer="layout" draw:type="curve" svg:x1="1.2cm" svg:y1="5.289cm" svg:x2="1.2cm" svg:y2="7.71cm" draw:start-shape="id44" draw:start-glue-point="3" draw:end-shape="id45" draw:end-glue-point="3" svg:d="M1200 5289c-751 0-751 2421 0 2421">
          <text:p/>
        </draw:connector>
        <draw:rect draw:style-name="gr14" draw:text-style-name="P3" xml:id="id47" draw:id="id47" draw:layer="layout" svg:width="7cm" svg:height="1.135cm" svg:x="1.2cm" svg:y="9.765cm">
          <text:p text:style-name="P2"><text:span text:style-name="T2">檢查是否有 </text:span><text:span text:style-name="T4">include</text:span><text:span text:style-name="T2">()</text:span></text:p>
        </draw:rect>
        <draw:rect draw:style-name="gr7" draw:text-style-name="P3" xml:id="id46" draw:id="id46" draw:layer="layout" svg:width="7cm" svg:height="1.3cm" svg:x="11.3cm" svg:y="9.5cm">
          <text:p text:style-name="P2"><text:span text:style-name="T2">層層引入文本</text:span></text:p>
        </draw:rect>
        <draw:connector draw:style-name="gr9" draw:text-style-name="P1" draw:layer="layout" draw:type="curve" svg:x1="11.3cm" svg:y1="10.15cm" svg:x2="8.2cm" svg:y2="10.332cm" draw:start-shape="id46" draw:start-glue-point="3" draw:end-shape="id47" draw:end-glue-point="1" svg:d="M11300 10150c-2175 0-625 182-3100 182">
          <text:p/>
        </draw:connector>
        <draw:connector draw:style-name="gr9" draw:text-style-name="P1" draw:layer="layout" draw:type="curve" svg:x1="1.2cm" svg:y1="7.71cm" svg:x2="1.2cm" svg:y2="10.332cm" draw:start-shape="id45" draw:start-glue-point="3" draw:end-shape="id47" draw:end-glue-point="3" svg:d="M1200 7710c-751 0-751 2622 0 2622">
          <text:p/>
        </draw:connector>
        <draw:rect draw:style-name="gr7" draw:text-style-name="P3" xml:id="id49" draw:id="id49" draw:layer="layout" svg:width="7cm" svg:height="1.135cm" svg:x="1.2cm" svg:y="12.4cm">
          <text:p text:style-name="P2"><text:span text:style-name="T2">形成最終的 </text:span><text:span text:style-name="T2">nodeList</text:span></text:p>
        </draw:rect>
        <draw:custom-shape draw:style-name="gr16" draw:text-style-name="P2" xml:id="id48" draw:id="id48" draw:layer="layout" svg:width="6.9cm" svg:height="1.7cm" svg:x="11.4cm" svg:y="4.7cm">
          <text:p text:style-name="P2">文本解析系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2cm" svg:y1="5.289cm" svg:x2="11.4cm" svg:y2="5.55cm" draw:start-shape="id44" draw:start-glue-point="1" draw:end-shape="id48" draw:end-glue-point="3" svg:d="M8200 5289c2400 0 800 261 3200 261">
          <text:p/>
        </draw:connector>
        <draw:connector draw:style-name="gr9" draw:text-style-name="P1" draw:layer="layout" draw:type="curve" svg:x1="1.2cm" svg:y1="10.332cm" svg:x2="1.2cm" svg:y2="12.967cm" draw:start-shape="id47" draw:start-glue-point="3" draw:end-shape="id49" draw:end-glue-point="3" svg:d="M1200 10332c-751 0-751 2635 0 2635">
          <text:p/>
        </draw:connector>
        <draw:rect draw:style-name="gr7" draw:text-style-name="P3" xml:id="id50" draw:id="id50" draw:layer="layout" svg:width="7cm" svg:height="1.135cm" svg:x="1.2cm" svg:y="14.865cm">
          <text:p text:style-name="P2"><text:span text:style-name="T2">從文本完成</text:span><text:span text:style-name="T4">函式</text:span><text:span text:style-name="T2">的內容</text:span></text:p>
        </draw:rect>
        <draw:connector draw:style-name="gr9" draw:text-style-name="P1" draw:layer="layout" draw:type="curve" svg:x1="1.2cm" svg:y1="12.967cm" svg:x2="1.2cm" svg:y2="15.432cm" draw:start-shape="id49" draw:start-glue-point="3" draw:end-shape="id50" svg:d="M1200 12967c-751 0-751 2465 0 2465">
          <text:p/>
        </draw:connector>
        <draw:rect draw:style-name="gr20" draw:text-style-name="P3" xml:id="id51" draw:id="id51" draw:layer="layout" svg:width="7cm" svg:height="1.135cm" svg:x="1.2cm" svg:y="18.765cm">
          <text:p text:style-name="P2"><text:span text:style-name="T4">執行函式</text:span></text:p>
        </draw:rect>
        <draw:rect draw:style-name="gr14" draw:text-style-name="P9" xml:id="id52" draw:id="id52" draw:layer="layout" svg:width="7cm" svg:height="1.635cm" svg:x="1.2cm" svg:y="21.565cm">
          <text:p text:style-name="P2"><text:span text:style-name="T10">是否有動態引入其他文本</text:span></text:p>
        </draw:rect>
        <draw:connector draw:style-name="gr9" draw:text-style-name="P1" draw:layer="layout" draw:type="curve" svg:x1="1.2cm" svg:y1="19.332cm" svg:x2="1.2cm" svg:y2="22.382cm" draw:start-shape="id51" draw:start-glue-point="3" draw:end-shape="id52" draw:end-glue-point="3" svg:d="M1200 19332c-751 0-751 3050 0 3050">
          <text:p/>
        </draw:connector>
        <draw:rect draw:style-name="gr7" draw:text-style-name="P9" xml:id="id53" draw:id="id53" draw:layer="layout" svg:width="7cm" svg:height="1.135cm" svg:x="1.2cm" svg:y="25.265cm">
          <text:p text:style-name="P2"><text:span text:style-name="T10">得到最後文本</text:span></text:p>
        </draw:rect>
        <draw:connector draw:style-name="gr9" draw:text-style-name="P1" draw:layer="layout" draw:type="curve" svg:x1="1.2cm" svg:y1="22.382cm" svg:x2="1.2cm" svg:y2="25.832cm" draw:start-shape="id52" draw:start-glue-point="3" draw:end-shape="id53" svg:d="M1200 22382c-751 0-751 3450 0 3450">
          <text:p/>
        </draw:connector>
        <draw:connector draw:style-name="gr9" draw:text-style-name="P1" draw:layer="layout" draw:type="curve" svg:x1="1.2cm" svg:y1="15.432cm" svg:x2="1.2cm" svg:y2="19.332cm" draw:start-shape="id50" draw:start-glue-point="3" draw:end-shape="id51" draw:end-glue-point="3" svg:d="M1200 15432c-751 0-751 3900 0 3900">
          <text:p/>
        </draw:connector>
        <draw:rect draw:style-name="gr7" draw:text-style-name="P9" xml:id="id54" draw:id="id54" draw:layer="layout" svg:width="7cm" svg:height="1.135cm" svg:x="11.9cm" svg:y="20.4cm">
          <text:p text:style-name="P2"><text:span text:style-name="T10">Output.include()</text:span></text:p>
        </draw:rect>
        <draw:rect draw:style-name="gr7" draw:text-style-name="P11" xml:id="id55" draw:id="id55" draw:layer="layout" svg:width="7cm" svg:height="1.135cm" svg:x="11.9cm" svg:y="23.3cm">
          <text:p text:style-name="P10"><text:span text:style-name="T11">Output.require()</text:span></text:p>
        </draw:rect>
        <draw:connector draw:style-name="gr9" draw:text-style-name="P1" draw:layer="layout" draw:type="curve" svg:x1="8.2cm" svg:y1="22.382cm" svg:x2="11.9cm" svg:y2="20.967cm" draw:start-shape="id52" draw:start-glue-point="1" draw:end-shape="id54" draw:end-glue-point="3" svg:d="M8200 22382c2925 0 1075-1415 3700-1415">
          <text:p/>
        </draw:connector>
        <draw:connector draw:style-name="gr9" draw:text-style-name="P1" draw:layer="layout" draw:type="curve" svg:x1="8.2cm" svg:y1="22.382cm" svg:x2="11.9cm" svg:y2="23.867cm" draw:start-shape="id52" draw:start-glue-point="1" draw:end-shape="id55" draw:end-glue-point="3" svg:d="M8200 22382c2925 0 1075 1485 3700 1485">
          <text:p/>
        </draw:connector>
        <draw:line draw:style-name="gr21" draw:text-style-name="P1" draw:layer="layout" svg:x1="0.4cm" svg:y1="17.1cm" svg:x2="19.3cm" svg:y2="17.1cm">
          <text:p/>
        </draw:line>
      </draw:page>
      <draw:page draw:name="page7" draw:style-name="dp1" draw:master-page-name="預設">
        <draw:custom-shape draw:style-name="gr1" draw:text-style-name="P1" xml:id="id56" draw:id="id56" draw:layer="layout" svg:width="3.8cm" svg:height="1.8cm" svg:x="1cm" svg:y="5.935cm">
          <text:p text:style-name="P1">全域變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9" xml:id="id57" draw:id="id57" draw:layer="layout" svg:width="5.8cm" svg:height="0.872cm" svg:x="7.2cm" svg:y="2.8cm">
          <text:p text:style-name="P2"><text:span text:style-name="T10">Data: </text:span><text:span text:style-name="T10">資料</text:span></text:p>
        </draw:rect>
        <draw:rect draw:style-name="gr7" draw:text-style-name="P9" xml:id="id58" draw:id="id58" draw:layer="layout" svg:width="5.8cm" svg:height="0.872cm" svg:x="7.2cm" svg:y="4.363cm">
          <text:p text:style-name="P2"><text:span text:style-name="T10">Path: </text:span><text:span text:style-name="T10">路徑資料</text:span></text:p>
        </draw:rect>
        <draw:rect draw:style-name="gr7" draw:text-style-name="P9" xml:id="id59" draw:id="id59" draw:layer="layout" svg:width="10.2cm" svg:height="0.872cm" svg:x="7.2cm" svg:y="5.863cm">
          <text:p text:style-name="P2"><text:span text:style-name="T10">Out: </text:span><text:span text:style-name="T10">類似 </text:span><text:span text:style-name="T10">java.lang.System.out</text:span></text:p>
        </draw:rect>
        <draw:rect draw:style-name="gr7" draw:text-style-name="P9" xml:id="id60" draw:id="id60" draw:layer="layout" svg:width="5.8cm" svg:height="0.872cm" svg:x="7.2cm" svg:y="7.463cm">
          <text:p text:style-name="P2"><text:span text:style-name="T10">Variable(V)</text:span></text:p>
        </draw:rect>
        <draw:rect draw:style-name="gr22" draw:text-style-name="P9" xml:id="id61" draw:id="id61" draw:layer="layout" svg:width="5.8cm" svg:height="0.872cm" svg:x="7.2cm" svg:y="8.963cm">
          <text:p text:style-name="P2"><text:span text:style-name="T10">Fun</text:span></text:p>
        </draw:rect>
        <draw:connector draw:style-name="gr9" draw:text-style-name="P1" draw:layer="layout" draw:type="lines" svg:x1="4.8cm" svg:y1="6.835cm" svg:x2="7.2cm" svg:y2="3.236cm" draw:start-shape="id56" draw:start-glue-point="1" draw:end-shape="id57" draw:end-glue-point="3" svg:d="M4800 6835h502l1397-3599h501">
          <text:p/>
        </draw:connector>
        <draw:connector draw:style-name="gr9" draw:text-style-name="P1" draw:layer="layout" draw:type="lines" svg:x1="4.8cm" svg:y1="6.835cm" svg:x2="7.2cm" svg:y2="4.799cm" draw:start-shape="id56" draw:start-glue-point="1" draw:end-shape="id58" draw:end-glue-point="3" svg:d="M4800 6835h502l1397-2036h501">
          <text:p/>
        </draw:connector>
        <draw:connector draw:style-name="gr9" draw:text-style-name="P1" draw:layer="layout" draw:type="lines" svg:x1="4.8cm" svg:y1="6.835cm" svg:x2="7.2cm" svg:y2="6.299cm" draw:start-shape="id56" draw:start-glue-point="1" draw:end-shape="id59" draw:end-glue-point="3" svg:d="M4800 6835h502l1397-536h501">
          <text:p/>
        </draw:connector>
        <draw:connector draw:style-name="gr9" draw:text-style-name="P1" draw:layer="layout" draw:type="lines" svg:x1="4.8cm" svg:y1="6.835cm" svg:x2="7.2cm" svg:y2="7.899cm" draw:start-shape="id56" draw:start-glue-point="1" draw:end-shape="id60" svg:d="M4800 6835h502l1397 1064h501">
          <text:p/>
        </draw:connector>
        <draw:connector draw:style-name="gr9" draw:text-style-name="P1" draw:layer="layout" draw:type="lines" svg:x1="4.8cm" svg:y1="6.835cm" svg:x2="7.2cm" svg:y2="9.399cm" draw:start-shape="id56" draw:start-glue-point="1" draw:end-shape="id61" draw:end-glue-point="3" svg:d="M4800 6835h502l1371 2564h527">
          <text:p/>
        </draw:connector>
        <draw:rect draw:style-name="gr7" draw:text-style-name="P9" xml:id="id62" draw:id="id62" draw:layer="layout" svg:width="5.8cm" svg:height="0.872cm" svg:x="7.2cm" svg:y="10.435cm">
          <text:p text:style-name="P2"><text:span text:style-name="T10">Filter</text:span></text:p>
        </draw:rect>
        <draw:connector draw:style-name="gr9" draw:text-style-name="P1" draw:layer="layout" draw:type="lines" svg:x1="4.8cm" svg:y1="6.835cm" svg:x2="7.2cm" svg:y2="10.871cm" draw:start-shape="id56" draw:start-glue-point="1" draw:end-shape="id62" draw:end-glue-point="3" svg:d="M4800 6835h502l1397 4036h501">
          <text:p/>
        </draw:connector>
        <draw:custom-shape draw:style-name="gr1" draw:text-style-name="P1" draw:layer="layout" svg:width="8.8cm" svg:height="1.9cm" svg:x="0cm" svg:y="16cm">
          <text:p text:style-name="P1">文本要對使用者</text:p>
          <text:p text:style-name="P1">提供哪些API</text:p>
          <draw:enhanced-geometry svg:viewBox="0 0 21600 21600" draw:text-areas="0 0 21600 21600" draw:type="pentagon-right" draw:modifiers="19128.69590058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8cm" svg:height="1.9cm" svg:x="0cm" svg:y="0.1cm">
          <text:p text:style-name="P1">文本會注入的全域變數</text:p>
          <draw:enhanced-geometry svg:viewBox="0 0 21600 21600" draw:text-areas="0 0 21600 21600" draw:type="pentagon-right" draw:modifiers="19128.69590058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2" xml:id="id63" draw:id="id63" draw:layer="layout" svg:width="10.4cm" svg:height="1.9cm" svg:x="7.3cm" svg:y="12.5cm">
          <text:p text:style-name="P2">創造使用者要的全域變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draw:line-skew="-0.451cm" svg:x1="4.8cm" svg:y1="6.835cm" svg:x2="7.3cm" svg:y2="13.45cm" draw:start-shape="id56" draw:start-glue-point="1" draw:end-shape="id63" draw:end-glue-point="3" svg:d="M4800 6835c1200 0-50 6615 2500 6615">
          <text:p/>
        </draw:connector>
      </draw:page>
      <draw:page draw:name="page8" draw:style-name="dp1" draw:master-page-name="預設">
        <draw:custom-shape draw:style-name="gr1" draw:text-style-name="P1" draw:layer="layout" svg:width="8.1cm" svg:height="2.5cm" svg:x="6.451cm" svg:y="13.601cm">
          <text:p text:style-name="P1">靜態 inclu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預設">
        <draw:custom-shape draw:style-name="gr1" draw:text-style-name="P12" draw:layer="layout" svg:width="7.3cm" svg:height="1cm" svg:x="0cm" svg:y="0cm">
          <text:p text:style-name="P1"><text:span text:style-name="T12">靜態 </text:span><text:span text:style-name="T12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0" draw:text-style-name="P13" draw:layer="layout" svg:width="10.3cm" svg:height="2.3cm" svg:x="3.1cm" svg:y="1.8cm">
          <text:p text:style-name="P2"><text:span text:style-name="T13">include(“path”)</text:span></text:p>
          <text:p text:style-name="P2"><text:span text:style-name="T13"/></text:p>
          <text:p text:style-name="P2"><text:span text:style-name="T2">path </text:span><text:span text:style-name="T2">會與 </text:span><text:span text:style-name="T2">set.includePath </text:span><text:span text:style-name="T2">組合</text:span></text:p>
        </draw:rect>
        <draw:rect draw:style-name="gr20" draw:text-style-name="P13" draw:layer="layout" svg:width="10.3cm" svg:height="2.7cm" svg:x="3.1cm" svg:y="4.9cm">
          <text:p text:style-name="P2"><text:span text:style-name="T13">include( Path[“setting”], “path”)</text:span></text:p>
          <text:p text:style-name="P2"><text:span text:style-name="T2"/></text:p>
          <text:p text:style-name="P2"><text:span text:style-name="T2">path </text:span><text:span text:style-name="T2">會與 </text:span><text:span text:style-name="T12">Path[“setting”]</text:span><text:span text:style-name="T2"> </text:span><text:span text:style-name="T2">組合</text:span></text:p>
          <text:p text:style-name="P2"><text:span text:style-name="T2">Path </text:span><text:span text:style-name="T2">是全域變數</text:span></text:p>
        </draw:rect>
        <draw:custom-shape draw:style-name="gr16" draw:text-style-name="P1" draw:layer="layout" svg:width="5.2cm" svg:height="1.4cm" svg:x="1cm" svg:y="8.9cm">
          <text:p text:style-name="P1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4" draw:id="id64" draw:layer="layout" svg:width="5.2cm" svg:height="2cm" svg:x="1cm" svg:y="11.6cm"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7" draw:id="id67" draw:layer="layout" svg:width="2.1cm" svg:height="2.1cm" svg:x="8.5cm" svg:y="15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68" draw:id="id68" draw:layer="layout" svg:width="2.1cm" svg:height="2.1cm" svg:x="12cm" svg:y="15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2.1cm" svg:height="2.1cm" svg:x="15.8cm" svg:y="15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" draw:id="id66" draw:layer="layout" svg:width="4.3cm" svg:height="1.3cm" svg:x="10.9cm" svg:y="12.2cm">
          <text:p text:style-name="P1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5" draw:id="id65" draw:layer="layout" svg:width="2.1cm" svg:height="2.1cm" svg:x="12cm" svg:y="9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2cm" svg:y1="12.6cm" svg:x2="12cm" svg:y2="10.25cm" draw:start-shape="id64" draw:start-glue-point="1" draw:end-shape="id65" svg:d="M6200 12600c4350 0 1450-2350 5800-2350">
          <text:p/>
        </draw:connector>
        <draw:connector draw:style-name="gr9" draw:text-style-name="P1" draw:layer="layout" draw:type="lines" svg:x1="13.05cm" svg:y1="11.3cm" svg:x2="13.05cm" svg:y2="12.2cm" draw:start-shape="id65" draw:start-glue-point="8" draw:end-shape="id66" draw:end-glue-point="0" svg:d="M13050 11300v501-102 501">
          <text:p/>
        </draw:connector>
        <draw:connector draw:style-name="gr9" draw:text-style-name="P1" draw:layer="layout" draw:type="lines" svg:x1="13.05cm" svg:y1="13.5cm" svg:x2="9.55cm" svg:y2="15cm" draw:start-shape="id66" draw:start-glue-point="2" draw:end-shape="id67" draw:end-glue-point="4" svg:d="M13050 13500v502l-3500 497v501">
          <text:p/>
        </draw:connector>
        <draw:connector draw:style-name="gr9" draw:text-style-name="P1" draw:layer="layout" draw:type="lines" svg:x1="13.05cm" svg:y1="13.5cm" svg:x2="13.05cm" svg:y2="15cm" draw:start-shape="id66" draw:start-glue-point="2" draw:end-shape="id68" draw:end-glue-point="4" svg:d="M13050 13500v502 497 501">
          <text:p/>
        </draw:connector>
        <draw:connector draw:style-name="gr9" draw:text-style-name="P1" draw:layer="layout" draw:type="lines" svg:x1="13.05cm" svg:y1="13.5cm" svg:x2="16.85cm" svg:y2="15cm" draw:start-shape="id66" draw:start-glue-point="2" draw:end-shape="id69" draw:end-glue-point="4" svg:d="M13050 13500v502l3800 497v501">
          <text:p/>
        </draw:connector>
        <draw:custom-shape draw:style-name="gr1" draw:text-style-name="P1" xml:id="id70" draw:id="id70" draw:layer="layout" svg:width="2.1cm" svg:height="2.1cm" svg:x="8.4cm" svg:y="18.8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2.1cm" svg:height="2.1cm" svg:x="15.7cm" svg:y="18.8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2.1cm" svg:height="2.1cm" svg:x="11.8cm" svg:y="18.8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05cm" svg:y1="17.1cm" svg:x2="9.45cm" svg:y2="18.8cm" draw:start-shape="id68" draw:start-glue-point="8" draw:end-shape="id70" draw:end-glue-point="4" svg:d="M13050 17100v501l-3600 698v501">
          <text:p/>
        </draw:connector>
        <draw:connector draw:style-name="gr9" draw:text-style-name="P1" draw:layer="layout" draw:type="lines" svg:x1="13.05cm" svg:y1="17.1cm" svg:x2="16.75cm" svg:y2="18.8cm" draw:start-shape="id68" draw:start-glue-point="8" draw:end-shape="id71" svg:d="M13050 17100v501l3700 698v501">
          <text:p/>
        </draw:connector>
        <draw:connector draw:style-name="gr9" draw:text-style-name="P1" draw:layer="layout" draw:type="lines" svg:x1="13.05cm" svg:y1="17.1cm" svg:x2="12.85cm" svg:y2="18.8cm" draw:start-shape="id68" draw:start-glue-point="8" draw:end-shape="id72" draw:end-glue-point="4" svg:d="M13050 17100v501l-200 698v501">
          <text:p/>
        </draw:connector>
        <draw:custom-shape draw:style-name="gr1" draw:text-style-name="P1" xml:id="id73" draw:id="id73" draw:layer="layout" svg:width="2.1cm" svg:height="2.1cm" svg:x="6.5cm" svg:y="22.6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74" draw:id="id74" draw:layer="layout" svg:width="2.1cm" svg:height="2.1cm" svg:x="10cm" svg:y="22.6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9.45cm" svg:y1="20.9cm" svg:x2="7.55cm" svg:y2="22.6cm" draw:start-shape="id70" draw:start-glue-point="8" draw:end-shape="id73" draw:end-glue-point="4" svg:d="M9450 20900v501l-1900 698v501">
          <text:p/>
        </draw:connector>
        <draw:connector draw:style-name="gr9" draw:text-style-name="P1" draw:layer="layout" draw:type="lines" svg:x1="9.45cm" svg:y1="20.9cm" svg:x2="11.05cm" svg:y2="22.6cm" draw:start-shape="id70" draw:start-glue-point="8" draw:end-shape="id74" draw:end-glue-point="4" svg:d="M9450 20900v501l1600 698v501">
          <text:p/>
        </draw:connector>
        <draw:custom-shape draw:style-name="gr1" draw:text-style-name="P1" xml:id="id76" draw:id="id76" draw:layer="layout" svg:width="2.1cm" svg:height="2.1cm" svg:x="13.3cm" svg:y="26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2.1cm" svg:height="2.1cm" svg:x="9.4cm" svg:y="26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1.05cm" svg:y1="24.7cm" svg:x2="10.45cm" svg:y2="26.2cm" draw:start-shape="id74" draw:start-glue-point="8" draw:end-shape="id75" draw:end-glue-point="4" svg:d="M11050 24700v501l-600 498v501">
          <text:p/>
        </draw:connector>
        <draw:connector draw:style-name="gr9" draw:text-style-name="P1" draw:layer="layout" draw:type="lines" svg:x1="11.05cm" svg:y1="24.7cm" svg:x2="14.35cm" svg:y2="26.2cm" draw:start-shape="id74" draw:start-glue-point="8" draw:end-shape="id76" draw:end-glue-point="4" svg:d="M11050 24700v501l3300 498v501">
          <text:p/>
        </draw:connector>
      </draw:page>
      <draw:page draw:name="page10" draw:style-name="dp1" draw:master-page-name="預設">
        <draw:custom-shape draw:style-name="gr25" draw:text-style-name="P1" xml:id="id78" draw:id="id78" draw:layer="layout" svg:width="2.1cm" svg:height="2.1cm" svg:x="9cm" svg:y="15.1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79" draw:id="id79" draw:layer="layout" svg:width="2.1cm" svg:height="2.1cm" svg:x="12.5cm" svg:y="15.1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0" draw:id="id80" draw:layer="layout" svg:width="2.1cm" svg:height="2.1cm" svg:x="16.3cm" svg:y="15.1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" draw:id="id77" draw:layer="layout" svg:width="4.3cm" svg:height="1.3cm" svg:x="11.4cm" svg:y="12.3cm">
          <text:p text:style-name="P1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8" draw:id="id88" draw:layer="layout" svg:width="2.1cm" svg:height="2.1cm" svg:x="12.5cm" svg:y="9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3.6cm" svg:x2="10.05cm" svg:y2="15.1cm" draw:start-shape="id77" draw:start-glue-point="2" draw:end-shape="id78" draw:end-glue-point="4" svg:d="M13550 13600v502l-3500 497v501">
          <text:p/>
        </draw:connector>
        <draw:connector draw:style-name="gr9" draw:text-style-name="P1" draw:layer="layout" draw:type="lines" svg:x1="13.55cm" svg:y1="13.6cm" svg:x2="13.55cm" svg:y2="15.1cm" draw:start-shape="id77" draw:start-glue-point="2" draw:end-shape="id79" draw:end-glue-point="4" svg:d="M13550 13600v502 497 501">
          <text:p/>
        </draw:connector>
        <draw:connector draw:style-name="gr9" draw:text-style-name="P1" draw:layer="layout" draw:type="lines" svg:x1="13.55cm" svg:y1="13.6cm" svg:x2="17.35cm" svg:y2="15.1cm" draw:start-shape="id77" draw:start-glue-point="2" draw:end-shape="id80" draw:end-glue-point="4" svg:d="M13550 13600v502l3800 497v501">
          <text:p/>
        </draw:connector>
        <draw:custom-shape draw:style-name="gr1" draw:text-style-name="P1" xml:id="id81" draw:id="id81" draw:layer="layout" svg:width="2.1cm" svg:height="2.1cm" svg:x="8.9cm" svg:y="18.9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2" draw:id="id82" draw:layer="layout" svg:width="2.1cm" svg:height="2.1cm" svg:x="16.2cm" svg:y="18.9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3" draw:id="id83" draw:layer="layout" svg:width="2.1cm" svg:height="2.1cm" svg:x="12.3cm" svg:y="18.9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7.2cm" svg:x2="9.95cm" svg:y2="18.9cm" draw:start-shape="id79" draw:start-glue-point="8" draw:end-shape="id81" draw:end-glue-point="4" svg:d="M13550 17200v501l-3600 698v501">
          <text:p/>
        </draw:connector>
        <draw:connector draw:style-name="gr9" draw:text-style-name="P1" draw:layer="layout" draw:type="lines" svg:x1="13.55cm" svg:y1="17.2cm" svg:x2="17.25cm" svg:y2="18.9cm" draw:start-shape="id79" draw:start-glue-point="8" draw:end-shape="id82" svg:d="M13550 17200v501l3700 698v501">
          <text:p/>
        </draw:connector>
        <draw:connector draw:style-name="gr9" draw:text-style-name="P1" draw:layer="layout" draw:type="lines" svg:x1="13.55cm" svg:y1="17.2cm" svg:x2="13.35cm" svg:y2="18.9cm" draw:start-shape="id79" draw:start-glue-point="8" draw:end-shape="id83" draw:end-glue-point="4" svg:d="M13550 17200v501l-200 698v501">
          <text:p/>
        </draw:connector>
        <draw:custom-shape draw:style-name="gr25" draw:text-style-name="P1" xml:id="id84" draw:id="id84" draw:layer="layout" svg:width="2.1cm" svg:height="2.1cm" svg:x="7cm" svg:y="22.7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85" draw:id="id85" draw:layer="layout" svg:width="2.1cm" svg:height="2.1cm" svg:x="10.5cm" svg:y="22.7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9.95cm" svg:y1="21cm" svg:x2="8.05cm" svg:y2="22.7cm" draw:start-shape="id81" draw:start-glue-point="8" draw:end-shape="id84" draw:end-glue-point="4" svg:d="M9950 21000v501l-1900 698v501">
          <text:p/>
        </draw:connector>
        <draw:connector draw:style-name="gr9" draw:text-style-name="P1" draw:layer="layout" draw:type="lines" svg:x1="9.95cm" svg:y1="21cm" svg:x2="11.55cm" svg:y2="22.7cm" draw:start-shape="id81" draw:start-glue-point="8" draw:end-shape="id85" draw:end-glue-point="4" svg:d="M9950 21000v501l1600 698v501">
          <text:p/>
        </draw:connector>
        <draw:custom-shape draw:style-name="gr25" draw:text-style-name="P1" xml:id="id87" draw:id="id87" draw:layer="layout" svg:width="2.1cm" svg:height="2.1cm" svg:x="13.8cm" svg:y="26.3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6" draw:id="id86" draw:layer="layout" svg:width="2.1cm" svg:height="2.1cm" svg:x="9.9cm" svg:y="26.3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1.55cm" svg:y1="24.8cm" svg:x2="10.95cm" svg:y2="26.3cm" draw:start-shape="id85" draw:start-glue-point="8" draw:end-shape="id86" draw:end-glue-point="4" svg:d="M11550 24800v501l-600 498v501">
          <text:p/>
        </draw:connector>
        <draw:connector draw:style-name="gr9" draw:text-style-name="P1" draw:layer="layout" draw:type="lines" svg:x1="11.55cm" svg:y1="24.8cm" svg:x2="14.85cm" svg:y2="26.3cm" draw:start-shape="id85" draw:start-glue-point="8" draw:end-shape="id87" draw:end-glue-point="4" svg:d="M11550 24800v501l3300 498v501">
          <text:p/>
        </draw:connector>
        <draw:custom-shape draw:style-name="gr25" draw:text-style-name="P1" xml:id="id90" draw:id="id90" draw:layer="layout" svg:width="2.1cm" svg:height="2.1cm" svg:x="8.9cm" svg:y="9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3" draw:id="id93" draw:layer="layout" svg:width="2.1cm" svg:height="2.1cm" svg:x="15.9cm" svg:y="9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1.3cm" svg:x2="13.55cm" svg:y2="12.3cm" draw:start-shape="id88" draw:start-glue-point="8" draw:end-shape="id77" draw:end-glue-point="0" svg:d="M13550 11300v501-2 501">
          <text:p/>
        </draw:connector>
        <draw:custom-shape draw:style-name="gr3" draw:text-style-name="P3" xml:id="id91" draw:id="id91" draw:layer="layout" svg:width="5.2cm" svg:height="2cm" svg:x="1.2cm" svg:y="3.7cm"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2" draw:id="id92" draw:layer="layout" svg:width="5.2cm" svg:height="1.565cm" svg:x="1.2cm" svg:y="6.035cm">
          <text:p text:style-name="P2"><text:span text:style-name="T2">&lt;div&gt;b&lt;/div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9" draw:id="id89" draw:layer="layout" svg:width="5.2cm" svg:height="1.565cm" svg:x="1.2cm" svg:y="1.9cm">
          <text:p text:style-name="P2"><text:span text:style-name="T2">&lt;div&gt;a&lt;/div&gt;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6.4cm" svg:y1="2.682cm" svg:x2="9.95cm" svg:y2="9.2cm" draw:start-shape="id89" draw:start-glue-point="1" draw:end-shape="id90" draw:end-glue-point="4" svg:d="M6400 2682c2367 0 3550 2172 3550 6518">
          <text:p/>
        </draw:connector>
        <draw:connector draw:style-name="gr19" draw:text-style-name="P1" draw:layer="layout" draw:type="curve" svg:x1="6.4cm" svg:y1="4.7cm" svg:x2="13.55cm" svg:y2="9.2cm" draw:start-shape="id91" draw:start-glue-point="1" draw:end-shape="id88" draw:end-glue-point="4" svg:d="M6400 4700c4767 0 7150 1500 7150 4500">
          <text:p/>
        </draw:connector>
        <draw:connector draw:style-name="gr19" draw:text-style-name="P1" draw:layer="layout" draw:type="curve" svg:x1="6.4cm" svg:y1="6.817cm" svg:x2="16.95cm" svg:y2="9.2cm" draw:start-shape="id92" draw:start-glue-point="1" draw:end-shape="id93" draw:end-glue-point="4" svg:d="M6400 6817c7034 0 10550 794 10550 2383">
          <text:p/>
        </draw:connector>
        <draw:custom-shape draw:style-name="gr26" draw:text-style-name="P3" xml:id="id94" draw:id="id94" draw:layer="layout" svg:width="6.1cm" svg:height="3.4cm" svg:x="13.8cm" svg:y="1.6cm">
          <text:p text:style-name="P2"><text:span text:style-name="T2">&lt;% <text:s text:c="2"/>%&gt;</text:span></text:p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text:p text:style-name="P2"><text:span text:style-name="T2">&lt;div&gt;c&lt;/div&gt;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13.8cm" svg:y1="3.3cm" svg:x2="6.4cm" svg:y2="2.682cm" draw:start-shape="id94" draw:start-glue-point="3" draw:end-shape="id89" svg:d="M13800 3300h-501l-6398-618h-501">
          <text:p/>
        </draw:connector>
        <draw:connector draw:style-name="gr9" draw:text-style-name="P1" draw:layer="layout" draw:type="lines" svg:x1="13.8cm" svg:y1="3.3cm" svg:x2="6.4cm" svg:y2="4.7cm" draw:start-shape="id94" draw:start-glue-point="3" draw:end-shape="id91" svg:d="M13800 3300h-501l-6398 1400h-501">
          <text:p/>
        </draw:connector>
        <draw:connector draw:style-name="gr9" draw:text-style-name="P1" draw:layer="layout" draw:type="lines" svg:x1="13.8cm" svg:y1="3.3cm" svg:x2="6.4cm" svg:y2="6.817cm" draw:start-shape="id94" draw:start-glue-point="3" draw:end-shape="id92" svg:d="M13800 3300h-501l-6398 3517h-501">
          <text:p/>
        </draw:connector>
      </draw:page>
      <draw:page draw:name="page11" draw:style-name="dp1" draw:master-page-name="預設">
        <draw:custom-shape draw:style-name="gr1" draw:text-style-name="P12" draw:layer="layout" svg:width="7.3cm" svg:height="1cm" svg:x="0cm" svg:y="0.001cm">
          <text:p text:style-name="P1"><text:span text:style-name="T12">動態 </text:span><text:span text:style-name="T12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13" draw:layer="layout" svg:width="10.3cm" svg:height="2.9cm" svg:x="3.1cm" svg:y="1.8cm">
          <text:p text:style-name="P2"><text:span text:style-name="T13">Out.include(“path”, data)</text:span></text:p>
          <text:p text:style-name="P2"><text:span text:style-name="T13"/></text:p>
          <text:p text:style-name="P2"><text:span text:style-name="T2"/></text:p>
        </draw:rect>
        <draw:custom-shape draw:style-name="gr16" draw:text-style-name="P1" draw:layer="layout" svg:width="5.2cm" svg:height="1.4cm" svg:x="1.001cm" svg:y="5.7cm">
          <text:p text:style-name="P1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5" draw:id="id95" draw:layer="layout" svg:width="7cm" svg:height="2cm" svg:x="1cm" svg:y="8.8cm">
          <text:p text:style-name="P2"><text:span text:style-name="T2">&lt;%</text:span></text:p>
          <text:p text:style-name="P2"><text:span text:style-name="T2"><text:tab/></text:span><text:span text:style-name="T2">Out.include(path, data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6" draw:id="id96" draw:layer="layout" svg:width="7.5cm" svg:height="1.6cm" svg:x="10.2cm" svg:y="7.8cm">
          <text:p text:style-name="P2"><text:span text:style-name="T2">先讀取檔案內容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7" draw:id="id97" draw:layer="layout" svg:width="7.5cm" svg:height="1.6cm" svg:x="10.2cm" svg:y="10.4cm">
          <text:p text:style-name="P2"><text:span text:style-name="T2">將檔案內容完全解析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8" draw:id="id98" draw:layer="layout" svg:width="7.5cm" svg:height="1.6cm" svg:x="10.2cm" svg:y="12.7cm">
          <text:p text:style-name="P2"><text:span text:style-name="T2">傳回已完全解析過的文本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8cm" svg:y1="9.8cm" svg:x2="10.2cm" svg:y2="8.6cm" draw:start-shape="id95" draw:start-glue-point="1" draw:end-shape="id96" draw:end-glue-point="3" svg:d="M8000 9800h501l1198-1200h501">
          <text:p/>
        </draw:connector>
        <draw:connector draw:style-name="gr9" draw:text-style-name="P1" draw:layer="layout" draw:type="curve" svg:x1="10.2cm" svg:y1="8.6cm" svg:x2="10.2cm" svg:y2="11.2cm" draw:start-shape="id96" draw:start-glue-point="3" draw:end-shape="id97" draw:end-glue-point="3" svg:d="M10200 8600c-751 0-751 2600 0 2600">
          <text:p/>
        </draw:connector>
        <draw:connector draw:style-name="gr9" draw:text-style-name="P1" draw:layer="layout" draw:type="curve" svg:x1="10.2cm" svg:y1="11.2cm" svg:x2="10.2cm" svg:y2="13.5cm" draw:start-shape="id97" draw:start-glue-point="3" draw:end-shape="id98" svg:d="M10200 11200c-751 0-751 2300 0 2300">
          <text:p/>
        </draw:connector>
        <draw:custom-shape draw:style-name="gr27" draw:text-style-name="P3" draw:layer="layout" svg:width="4.3cm" svg:height="3.8cm" svg:x="2.2cm" svg:y="15.6cm">
          <text:p text:style-name="P2"><text:span text:style-name="T2">文本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00" draw:id="id100" draw:layer="layout" svg:width="4.3cm" svg:height="3.8cm" svg:x="10.1cm" svg:y="15.6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xml:id="id99" draw:id="id99" draw:layer="layout" svg:width="2cm" svg:height="1.4cm" svg:x="3.6cm" svg:y="16.8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9" draw:text-style-name="P1" xml:id="id102" draw:id="id102" draw:layer="layout" draw:type="curve" svg:x1="5.6cm" svg:y1="17.5cm" svg:x2="10.1cm" svg:y2="17.5cm" draw:start-shape="id99" draw:start-glue-point="1" draw:end-shape="id100" draw:end-glue-point="3" svg:d="M5600 17500h4500">
          <text:p/>
        </draw:connector>
        <draw:custom-shape draw:style-name="gr17" draw:text-style-name="P13" xml:id="id101" draw:id="id101" draw:layer="layout" svg:width="10.5cm" svg:height="8.4cm" svg:x="2.1cm" svg:y="20.3cm">
          <text:p text:style-name="P13"><text:span text:style-name="T12">傳遞</text:span></text:p>
          <text:p text:style-name="P13"><text:span text:style-name="T12"/></text:p>
          <text:p text:style-name="P13"><text:span text:style-name="T12">user.</text:span><text:span text:style-name="T9">options</text:span></text:p>
          <text:p text:style-name="P13"><text:span text:style-name="T12"/></text:p>
          <text:p text:style-name="P14"><text:span text:style-name="T2">variable: </text:span><text:span text:style-name="T2">變數 </text:span></text:p>
          <text:p text:style-name="P14"><text:span text:style-name="T2">path, includePath(path[‘root’]): </text:span><text:span text:style-name="T2">路徑資訊</text:span></text:p>
          <text:p text:style-name="P14"><text:span text:style-name="T2">moduleGroup: </text:span><text:span text:style-name="T2">擴充模組的組別</text:span></text:p>
          <text:p text:style-name="P14"><text:span text:style-name="T2">bind: </text:span><text:span text:style-name="T2">模板內的 </text:span><text:span text:style-name="T2">this </text:span><text:span text:style-name="T2">綁定</text:span></text:p>
          <text:p text:style-name="P14"><text:span text:style-name="T2">async: </text:span><text:span text:style-name="T2">是否採用非同步程序</text:span></text:p>
          <draw:enhanced-geometry svg:viewBox="0 0 21600 21600" draw:path-stretchpoint-x="10800" draw:path-stretchpoint-y="10800" draw:text-areas="?f3 ?f4 ?f5 ?f6" draw:type="round-rectangle" draw:modifiers="1747.31866933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7.35cm" svg:y1="20.3cm" svg:x2="7.85cm" svg:y2="17.5cm" draw:start-shape="id101" draw:start-glue-point="0" draw:end-shape="id102" draw:end-glue-point="0" svg:d="M7350 20300c0-1987 500-588 500-2800">
          <text:p/>
        </draw:connector>
      </draw:page>
      <draw:page draw:name="page12" draw:style-name="dp1" draw:master-page-name="預設">
        <draw:custom-shape draw:style-name="gr27" draw:text-style-name="P3" xml:id="id105" draw:id="id105" draw:layer="layout" svg:width="4.3cm" svg:height="3.8cm" svg:x="3.6cm" svg:y="4.3cm">
          <text:p text:style-name="P2"><text:span text:style-name="T2">文本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04" draw:id="id104" draw:layer="layout" svg:width="4.3cm" svg:height="3.8cm" svg:x="11.5cm" svg:y="4.3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xml:id="id103" draw:id="id103" draw:layer="layout" svg:width="2cm" svg:height="1.4cm" svg:x="5cm" svg:y="5.5cm">
          <text:p text:style-name="P1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7cm" svg:y1="6.2cm" svg:x2="11.5cm" svg:y2="6.2cm" draw:start-shape="id103" draw:start-glue-point="1" draw:end-shape="id104" draw:end-glue-point="3" svg:d="M7000 6200h4500">
          <text:p/>
        </draw:connector>
        <draw:custom-shape draw:style-name="gr17" draw:text-style-name="P3" xml:id="id106" draw:id="id106" draw:layer="layout" svg:width="6cm" svg:height="5.8cm" svg:x="1.3cm" svg:y="10.6cm">
          <text:p text:style-name="P2"><text:span text:style-name="T2">moduleGroup: A</text:span></text:p>
          <text:p text:style-name="P2"><text:span text:style-name="T2"/></text:p>
          <text:p text:style-name="P2"><text:span text:style-name="T2">Out</text:span><text:span text:style-name="T2">：不同</text:span></text:p>
          <text:p text:style-name="P2"><text:span text:style-name="T2">Data: </text:span><text:span text:style-name="T2">不一定</text:span></text:p>
          <text:p text:style-name="P2"><text:span text:style-name="T2">Fun</text:span><text:span text:style-name="T2">：不同</text:span></text:p>
          <text:p text:style-name="P2"><text:span text:style-name="T2">Filter: </text:span><text:span text:style-name="T2">不同</text:span></text:p>
          <text:p text:style-name="P2"><text:span text:style-name="T2">Variable: </text:span><text:span text:style-name="T2">不同</text:span></text:p>
          <text:p text:style-name="P2"><text:span text:style-name="T2">Path: </text:span><text:span text:style-name="T2">不同</text:span></text:p>
          <text:p text:style-name="P2"><text:span text:style-name="T2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2674.391181748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7" draw:id="id107" draw:layer="layout" svg:width="6cm" svg:height="2.699cm" svg:x="12.6cm" svg:y="10.601cm">
          <text:p text:style-name="P2"><text:span text:style-name="T2">moduleGroup: A</text:span></text:p>
          <text:p text:style-name="P2"><text:span text:style-name="T2"/></text:p>
          <text:p text:style-name="P2"><text:span text:style-name="T2">Out: </text:span><text:span text:style-name="T2">不同</text:span></text:p>
          <text:p text:style-name="P2"><text:span text:style-name="T2">Data: </text:span><text:span text:style-name="T2">不一定</text:span></text:p>
          <draw:enhanced-geometry svg:viewBox="0 0 21600 21600" draw:path-stretchpoint-x="10800" draw:path-stretchpoint-y="10800" draw:text-areas="?f3 ?f4 ?f5 ?f6" draw:type="round-rectangle" draw:modifiers="2674.391181748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5.75cm" svg:y1="8.1cm" svg:x2="4.3cm" svg:y2="10.6cm" draw:start-shape="id105" draw:start-glue-point="2" draw:end-shape="id106" svg:d="M5750 8100c0 1875-1450 625-1450 2500">
          <text:p/>
        </draw:connector>
        <draw:connector draw:style-name="gr9" draw:text-style-name="P1" draw:layer="layout" draw:type="curve" svg:x1="13.65cm" svg:y1="8.1cm" svg:x2="15.6cm" svg:y2="10.601cm" draw:start-shape="id104" draw:start-glue-point="2" draw:end-shape="id107" draw:end-glue-point="0" svg:d="M13650 8100c0 1875 1950 625 1950 2501">
          <text:p/>
        </draw:connector>
        <draw:custom-shape draw:style-name="gr1" draw:text-style-name="P1" draw:layer="layout" svg:width="8.7cm" svg:height="1.9cm" svg:x="0cm" svg:y="0cm">
          <text:p text:style-name="P1">UML</text:p>
          <draw:enhanced-geometry svg:viewBox="0 0 21600 21600" draw:text-areas="0 0 21600 21600" draw:type="pentagon-right" draw:modifiers="19018.2277899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13" draw:style-name="dp1" draw:master-page-name="預設">
        <draw:custom-shape draw:style-name="gr1" draw:text-style-name="P12" draw:layer="layout" svg:width="7.3cm" svg:height="1cm" svg:x="0cm" svg:y="0.002cm">
          <text:p text:style-name="P1"><text:span text:style-name="T12">Ouput add </text:span><text:span text:style-name="T12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9" draw:text-style-name="P13" draw:layer="layout" svg:width="12.1cm" svg:height="7.1cm" svg:x="1.2cm" svg:y="1.9cm">
          <text:p text:style-name="P13"><text:span text:style-name="T12">template.addOutput(</text:span></text:p>
          <text:p text:style-name="P13"><text:span text:style-name="T12">(</text:span><text:span text:style-name="T9">module</text:span><text:span text:style-name="T12">, args...)=&gt;{</text:span></text:p>
          <text:p text:style-name="P13"><text:span text:style-name="T12"/></text:p>
          <text:p text:style-name="P13"><text:span text:style-name="T12"><text:tab/></text:span><text:span text:style-name="T12">this = output</text:span></text:p>
          <text:p text:style-name="P13"><text:span text:style-name="T12"/></text:p>
          <text:p text:style-name="P13"><text:span text:style-name="T12"><text:tab/></text:span><text:span text:style-name="T12">let async = module.isAsync();</text:span></text:p>
          <text:p text:style-name="P13"><text:span text:style-name="T12"/></text:p>
          <text:p text:style-name="P13"><text:span text:style-name="T12"><text:tab/></text:span><text:span text:style-name="T12">return [string|promise];</text:span></text:p>
          <text:p text:style-name="P13"><text:span text:style-name="T12">});</text:span></text:p>
        </draw:rect>
        <draw:custom-shape draw:style-name="gr1" draw:text-style-name="P12" draw:layer="layout" svg:width="7.3cm" svg:height="1cm" svg:x="0cm" svg:y="10.6cm">
          <text:p text:style-name="P1"><text:span text:style-name="T12">Fun add </text:span><text:span text:style-name="T12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2" draw:layer="layout" svg:width="7.3cm" svg:height="1cm" svg:x="0cm" svg:y="21cm">
          <text:p text:style-name="P1"><text:span text:style-name="T12">Filter add </text:span><text:span text:style-name="T12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9" draw:text-style-name="P13" draw:layer="layout" svg:width="12.5cm" svg:height="6.8cm" svg:x="1.2cm" svg:y="12.3cm">
          <text:p text:style-name="P13"><text:span text:style-name="T12">template.addFuntion(</text:span></text:p>
          <text:p text:style-name="P13"><text:span text:style-name="T12">(</text:span><text:span text:style-name="T9">module</text:span><text:span text:style-name="T12">, args...)=&gt;{</text:span></text:p>
          <text:p text:style-name="P13"><text:span text:style-name="T12"/></text:p>
          <text:p text:style-name="P13"><text:span text:style-name="T12"><text:tab/></text:span><text:span text:style-name="T12">this = ?</text:span></text:p>
          <text:p text:style-name="P13"><text:span text:style-name="T12"/></text:p>
          <text:p text:style-name="P13"><text:span text:style-name="T12"><text:tab/></text:span><text:span text:style-name="T12">let async = module.isAsync();</text:span></text:p>
          <text:p text:style-name="P13"><text:span text:style-name="T12"/></text:p>
          <text:p text:style-name="P13"><text:span text:style-name="T12"><text:tab/></text:span><text:span text:style-name="T12">return [string|promise];</text:span></text:p>
          <text:p text:style-name="P13"><text:span text:style-name="T12">});</text:span></text:p>
        </draw:rect>
        <draw:rect draw:style-name="gr29" draw:text-style-name="P13" draw:layer="layout" svg:width="12.7cm" svg:height="5.7cm" svg:x="1.2cm" svg:y="23cm">
          <text:p text:style-name="P13"><text:span text:style-name="T12">template.addFilter(</text:span></text:p>
          <text:p text:style-name="P13"><text:span text:style-name="T12">(args...)=&gt;{</text:span></text:p>
          <text:p text:style-name="P13"><text:span text:style-name="T12"/></text:p>
          <text:p text:style-name="P13"><text:span text:style-name="T12"><text:tab/></text:span><text:span text:style-name="T12">return string;</text:span></text:p>
          <text:p text:style-name="P13"><text:span text:style-name="T12">})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8T16:14:18.73</meta:creation-date>
    <meta:generator>OpenOffice/4.1.5$Win32 OpenOffice.org_project/415m1$Build-9789</meta:generator>
    <dc:date>2019-10-05T20:39:18.88</dc:date>
    <meta:editing-duration>PT7H41M18S</meta:editing-duration>
    <meta:editing-cycles>62</meta:editing-cycles>
    <meta:document-statistic meta:object-count="224"/>
  </office:meta>
</office:document-meta>
</file>